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libri Light" style:font-name-complex="Calibri Light" fo:font-size="12pt" style:font-size-asian="12pt" fo:language="en" fo:country="US"/>
    </style:style>
    <style:style style:name="P4" style:parent-style-name="Heading1" style:family="paragraph">
      <style:text-properties fo:language="en" fo:country="US"/>
    </style:style>
    <style:style style:name="P5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6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7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8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9" style:parent-style-name="Heading2" style:family="paragraph">
      <style:text-properties fo:language="en" fo:country="US"/>
    </style:style>
    <style:style style:name="P10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11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12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13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14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15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16" style:parent-style-name="Heading2" style:family="paragraph">
      <style:text-properties fo:language="en" fo:country="US"/>
    </style:style>
    <style:style style:name="P17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18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19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0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1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2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23" style:parent-style-name="Heading1" style:family="paragraph">
      <style:text-properties fo:language="en" fo:country="US"/>
    </style:style>
    <style:style style:name="P24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25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6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7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8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29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30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31" style:parent-style-name="Heading1" style:family="paragraph">
      <style:text-properties fo:language="en" fo:country="US"/>
    </style:style>
    <style:style style:name="P32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33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34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35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36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37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38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39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40" style:parent-style-name="Heading1" style:family="paragraph">
      <style:text-properties fo:language="en" fo:country="US"/>
    </style:style>
    <style:style style:name="P41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42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43" style:parent-style-name="ListParagraph" style:family="paragraph"/>
    <style:style style:name="T44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T45" style:parent-style-name="Hyperlink" style:family="text">
      <style:text-properties style:font-name="Calibri Light" style:font-name-complex="Calibri Light" fo:font-size="12pt" style:font-size-asian="12pt" fo:language="en" fo:country="US"/>
    </style:style>
    <style:style style:name="T46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P47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48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49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50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51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52" style:parent-style-name="Normal" style:family="paragraph">
      <style:paragraph-properties fo:margin-left="0.5in">
        <style:tab-stops/>
      </style:paragraph-properties>
      <style:text-properties style:font-name="Calibri Light" style:font-name-complex="Calibri Light" fo:font-size="12pt" style:font-size-asian="12pt" fo:language="en" fo:country="US"/>
    </style:style>
    <style:style style:name="P53" style:parent-style-name="Normal" style:family="paragraph">
      <style:paragraph-properties fo:margin-left="0.5in">
        <style:tab-stops/>
      </style:paragraph-properties>
      <style:text-properties style:font-name="Calibri Light" style:font-name-complex="Calibri Light" fo:font-size="12pt" style:font-size-asian="12pt" fo:language="en" fo:country="US"/>
    </style:style>
    <style:style style:name="P54" style:parent-style-name="Normal" style:family="paragraph">
      <style:paragraph-properties fo:margin-left="0.5in">
        <style:tab-stops/>
      </style:paragraph-properties>
    </style:style>
    <style:style style:name="T55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T56" style:parent-style-name="DefaultParagraphFont" style:family="text">
      <style:text-properties style:font-name="Calibri Light" style:font-name-complex="Calibri Light" fo:font-style="italic" style:font-style-asian="italic" fo:font-size="12pt" style:font-size-asian="12pt" fo:language="en" fo:country="US"/>
    </style:style>
    <style:style style:name="T57" style:parent-style-name="DefaultParagraphFont" style:family="text">
      <style:text-properties style:font-name="Calibri Light" style:font-name-complex="Calibri Light" fo:font-style="italic" style:font-style-asian="italic" fo:font-size="12pt" style:font-size-asian="12pt" fo:language="en" fo:country="US"/>
    </style:style>
    <style:style style:name="T58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P59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60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61" style:parent-style-name="ListParagraph" style:family="paragraph">
      <style:paragraph-properties fo:margin-left="1in">
        <style:tab-stops/>
      </style:paragraph-properties>
    </style:style>
    <style:style style:name="T62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T63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T64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T65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T66" style:parent-style-name="DefaultParagraphFont" style:family="text">
      <style:text-properties style:font-name="Calibri Light" style:font-name-complex="Calibri Light" fo:font-style="italic" style:font-style-asian="italic" fo:font-size="12pt" style:font-size-asian="12pt" fo:language="en" fo:country="US"/>
    </style:style>
    <style:style style:name="T67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P68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69" style:parent-style-name="ListParagraph" style:family="paragraph">
      <style:paragraph-properties fo:margin-left="1in">
        <style:tab-stops/>
      </style:paragraph-properties>
      <style:text-properties style:font-name="Calibri Light" style:font-name-complex="Calibri Light" fo:font-size="12pt" style:font-size-asian="12pt" fo:language="en" fo:country="US"/>
    </style:style>
    <style:style style:name="P70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71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72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73" style:parent-style-name="Normal" style:family="paragraph">
      <style:text-properties style:font-name="Calibri Light" style:font-name-complex="Calibri Light" fo:font-size="12pt" style:font-size-asian="12pt" fo:language="en" fo:country="US"/>
    </style:style>
  </office:automatic-styles>
  <office:body>
    <office:text text:use-soft-page-breaks="true">
      <text:p text:style-name="P1">I used PyCharm IDE to develop API TCs but can be execute directly via command prompt without installing PyCharm.</text:p>
      <text:h text:style-name="P4" text:outline-level="1">Installing Python</text:h>
      <text:p text:style-name="P5">To run the program, you must have python installed in your system. If not, then follow the steps to install python:</text:p>
      <text:list text:style-name="LFO2" text:continue-numbering="true">
        <text:list-item>
          <text:p text:style-name="P6">Go to python.org</text:p>
        </text:list-item>
        <text:list-item>
          <text:p text:style-name="P7">Click on download</text:p>
        </text:list-item>
        <text:list-item>
          <text:p text:style-name="P8">Click executable installer for type of OS you are using (MAC, Windows, LINUX, etc.)</text:p>
        </text:list-item>
      </text:list>
      <text:h text:style-name="P9" text:outline-level="2">Verify Python Installation</text:h>
      <text:p text:style-name="P10">To verify that python installed successfully on your system: -</text:p>
      <text:list text:style-name="LFO3" text:continue-numbering="true">
        <text:list-item>
          <text:p text:style-name="P11">Open command prompt</text:p>
        </text:list-item>
        <text:list-item>
          <text:p text:style-name="P12">Type python and press enter. If it’s showing python version (e.g. Python 3.7.3), means python install successfully.<text:s/></text:p>
        </text:list-item>
        <text:list-item>
          <text:p text:style-name="P13">Type exit() to come out of python workspace (interactive mode).</text:p>
        </text:list-item>
      </text:list>
      <text:p text:style-name="P14">To run this batch file from command prompt first we need PIP which is a package management system<text:s/>comes with python and<text:s/>used to install and manages software packages written in Python.<text:s/></text:p>
      <text:p text:style-name="P15"/>
      <text:h text:style-name="P16" text:outline-level="2">Verify PIP Installation</text:h>
      <text:p text:style-name="P17">To verify that PIP installed successfully on your system: -</text:p>
      <text:list text:style-name="LFO5" text:continue-numbering="true">
        <text:list-item>
          <text:p text:style-name="P18">Type PIP and press enter. If showing list of commands with description means PIP install successfully. If it is showing message ‘PIP not recognized’ then:</text:p>
          <text:list text:continue-numbering="true">
            <text:list-item>
              <text:p text:style-name="P19">Go to Python &gt; Scripts &gt; Copy path</text:p>
            </text:list-item>
            <text:list-item>
              <text:p text:style-name="P20">Go to My computer &gt; Properties &gt; Advance System Settings &gt; Environment variables &gt; Edit &gt; add the location for ‘Path’ variable.</text:p>
            </text:list-item>
            <text:list-item>
              <text:p text:style-name="P21">Open command prompt and check again<text:s/>by typing<text:s/>‘pip’ and press Enter.</text:p>
            </text:list-item>
          </text:list>
        </text:list-item>
      </text:list>
      <text:p text:style-name="P22"/>
      <text:h text:style-name="P23" text:outline-level="1">Running batch file</text:h>
      <text:p text:style-name="P24">I created batch file to import all required libraries via PIP<text:s/>in case we have to merge with other CI tool like Selenium but not required to run to execute these TCs.<text:s/>To run a batch file, follow the steps mentioned below:<text:s/></text:p>
      <text:list text:style-name="LFO4" text:continue-numbering="true">
        <text:list-item>
          <text:p text:style-name="P25">Open command prompt in administrative mode (by right clicking on icon)</text:p>
        </text:list-item>
        <text:list-item>
          <text:p text:style-name="P26">Go to path where batch file is saved using ‘cd’ (change directory) command.</text:p>
        </text:list-item>
        <text:list-item>
          <text:p text:style-name="P27">Press enter.</text:p>
        </text:list-item>
      </text:list>
      <text:p text:style-name="P28"/>
      <text:p text:style-name="P29"/>
      <text:p text:style-name="P30"/>
      <text:h text:style-name="P31" text:outline-level="1">Running TCs via Command prompt<text:s/></text:h>
      <text:p text:style-name="P32">As I previously mentioned, I used PyCharm IDE to develop API TCs but can be execute directly via command prompt. To run the test cases follow the steps mentioned below.</text:p>
      <text:list text:style-name="LFO6" text:continue-numbering="true">
        <text:list-item>
          <text:p text:style-name="P33">Open command prompt</text:p>
        </text:list-item>
        <text:list-item>
          <text:p text:style-name="P34">‘cd &lt;path to project&gt;’ and press enter</text:p>
        </text:list-item>
        <text:list-item>
          <text:p text:style-name="P35">Now you can run TCs in three different ways:</text:p>
          <text:list text:continue-numbering="true">
            <text:list-item>
              <text:p text:style-name="P36">If you want to run al the TCs present in project folder then, type ‘pytest’ or ‘pytest -v’.</text:p>
            </text:list-item>
            <text:list-item>
              <text:p text:style-name="P37">If you want to execute any specific TC then, type ‘pytest -k &lt;TC Name&gt;’</text:p>
            </text:list-item>
            <text:list-item>
              <text:p text:style-name="P38">If you want to run any specific group (I created two groups ‘Smoke’ and ‘Sanity’, these are tag names) then, type<text:s/>‘pytest -m &lt;Tag Name&gt;<text:s/>-v’</text:p>
            </text:list-item>
          </text:list>
        </text:list-item>
      </text:list>
      <text:p text:style-name="P39"/>
      <text:h text:style-name="P40" text:outline-level="1">Test execution Reporting</text:h>
      <text:p text:style-name="P41">For reporting TC execution, I am using ‘Allure’ which is an open source framework designed to create test execution reports.<text:s/>But, before using this adaptor, we need to install allure module. To install please follow the steps below.</text:p>
      <text:p text:style-name="P42"/>
      <text:list text:style-name="LFO7" text:continue-numbering="true">
        <text:list-item>
          <text:p text:style-name="P43"><text:span text:style-name="T44">Go to ‘</text:span><text:a xlink:href="https://docs.qameta.io/allure/#_commandline" office:target-frame-name="_top" xlink:show="replace"><text:span text:style-name="T45">https://docs.qameta.io/allure/#_commandline</text:span></text:a><text:span text:style-name="T46">’</text:span></text:p>
        </text:list-item>
        <text:list-item>
          <text:p text:style-name="P47">Download for Windows or MAC as per system OS.</text:p>
        </text:list-item>
        <text:list-item>
          <text:p text:style-name="P48">Unzip the file and move inside till ‘bin’ location.</text:p>
        </text:list-item>
        <text:list-item>
          <text:p text:style-name="P49">Copy the path and set ‘Path’ environment variable.</text:p>
        </text:list-item>
      </text:list>
      <text:p text:style-name="P50">To generate reports of test execution<text:s/>we have two options:</text:p>
      <text:list text:style-name="LFO8" text:continue-numbering="true">
        <text:list-item>
          <text:p text:style-name="P51">Generating reports<text:s/>in JSON format:</text:p>
        </text:list-item>
      </text:list>
      <text:p text:style-name="P52">Type the following command:</text:p>
      <text:p text:style-name="P53">‘pytest --alluredir <text:s/>&lt;path\JSON_Reports&gt; TestCases</text:p>
      <text:p text:style-name="P54"><text:span text:style-name="T55">(</text:span><text:span text:style-name="T56">a</text:span><text:span text:style-name="T57">s I created directories ‘JSON_Reports’ for JSON reports and ‘TestCases’ for al test cases</text:span><text:span text:style-name="T58">)</text:span></text:p>
      <text:list text:style-name="LFO8" text:continue-numbering="true">
        <text:list-item>
          <text:p text:style-name="P59">Generating reports in HTML format:</text:p>
          <text:list text:continue-numbering="true">
            <text:list-item>
              <text:p text:style-name="P60">Move to directory by typing following command in command prompt:</text:p>
            </text:list-item>
          </text:list>
        </text:list-item>
      </text:list>
      <text:p text:style-name="P61"><text:span text:style-name="T62">‘cd &lt;Path\</text:span><text:span text:style-name="T63">HTML_Reports</text:span><text:span text:style-name="T64">&gt;’</text:span><text:span text:style-name="T65"><text:s/>(</text:span><text:span text:style-name="T66">as I created this directory for HTML reports</text:span><text:span text:style-name="T67">)</text:span></text:p>
      <text:list text:style-name="LFO8" text:continue-numbering="true">
        <text:list-item>
          <text:list>
            <text:list-item>
              <text:p text:style-name="P68">Type the following command:</text:p>
            </text:list-item>
          </text:list>
        </text:list-item>
      </text:list>
      <text:p text:style-name="P69">‘allure generate &lt;Path\JSON_Reports&gt;’</text:p>
      <text:list text:style-name="LFO8" text:continue-numbering="true">
        <text:list-item>
          <text:list>
            <text:list-item>
              <text:p text:style-name="P70">Reports will be generated in HTML_Reports folder. Now go inside this folder and you will find ‘index.html’ file and open it on any browser.</text:p>
            </text:list-item>
          </text:list>
        </text:list-item>
      </text:list>
      <text:p text:style-name="P71"/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tyle="italic" style:font-style-asian="italic"/>
    </style:style>
    <style:style style:name="P3" style:parent-style-name="Header" style:family="paragraph">
      <style:text-properties fo:font-style="italic" style:font-style-asian="italic"/>
    </style:style>
  </office:automatic-styles>
  <office:master-styles>
    <style:master-page style:name="MP0" style:page-layout-name="PL0">
      <style:header>
        <text:p text:style-name="P2">Assignment &gt; Definiens &gt; API Testing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 </meta:initial-creator>
    <dc:creator> </dc:creator>
    <meta:creation-date>2019-05-23T15:10:00Z</meta:creation-date>
    <dc:date>2019-05-23T15:34:00Z</dc:date>
    <meta:template xlink:href="Normal" xlink:type="simple"/>
    <meta:editing-cycles>4</meta:editing-cycles>
    <meta:editing-duration>PT0S</meta:editing-duration>
    <meta:document-statistic meta:page-count="3" meta:paragraph-count="6" meta:word-count="479" meta:character-count="3496" meta:row-count="25" meta:non-whitespace-character-count="3023"/>
  </office:meta>
</office:document-meta>
</file>